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left" draw:textarea-vertical-align="top"/>
    </style:style>
    <style:style style:name="gr2" style:family="graphic" style:parent-style-name="standard">
      <style:graphic-properties draw:fill="solid" draw:fill-color="#e6e6e6" draw:textarea-vertical-align="top"/>
    </style:style>
    <style:style style:name="gr3" style:family="graphic" style:parent-style-name="standard">
      <style:graphic-properties draw:fill="solid" draw:fill-color="#b3b3b3" draw:textarea-horizontal-align="left" draw:textarea-vertical-align="top"/>
    </style:style>
    <style:style style:name="gr4" style:family="graphic" style:parent-style-name="standard">
      <style:graphic-properties draw:fill="solid" draw:fill-color="#b3b3b3" draw:textarea-vertical-align="top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5cm" svg:height="12.5cm" svg:x="2cm" svg:y="2cm">
          <text:p text:style-name="P1">EntityApplicationPanel</text:p>
        </draw:rect>
        <draw:rect draw:style-name="gr2" draw:text-style-name="P1" draw:layer="layout" svg:width="16cm" svg:height="11cm" svg:x="2.7cm" svg:y="3cm">
          <text:p text:style-name="P1">EntityPanel (main application panel)</text:p>
        </draw:rect>
        <draw:rect draw:style-name="gr2" draw:text-style-name="P1" draw:layer="layout" svg:width="14cm" svg:height="3cm" svg:x="3.6cm" svg:y="4cm">
          <text:p text:style-name="P1">EntityEditPanel</text:p>
        </draw:rect>
        <draw:rect draw:style-name="gr2" draw:text-style-name="P1" draw:layer="layout" svg:width="6.9cm" svg:height="6cm" svg:x="3.6cm" svg:y="7.5cm">
          <text:p text:style-name="P1">EntityTablePanel</text:p>
        </draw:rect>
        <draw:rect draw:style-name="gr3" draw:text-style-name="P1" draw:layer="layout" svg:width="17.5cm" svg:height="12.5cm" svg:x="2cm" svg:y="15.5cm">
          <text:p text:style-name="P1">EntityApplicationModel</text:p>
        </draw:rect>
        <draw:rect draw:style-name="gr4" draw:text-style-name="P1" draw:layer="layout" svg:width="16cm" svg:height="11cm" svg:x="2.7cm" svg:y="16.5cm">
          <text:p text:style-name="P1">EntityModel</text:p>
        </draw:rect>
        <draw:rect draw:style-name="gr4" draw:text-style-name="P1" draw:layer="layout" svg:width="14cm" svg:height="3cm" svg:x="3.5cm" svg:y="17.5cm">
          <text:p text:style-name="P1">EntityEditModel</text:p>
        </draw:rect>
        <draw:rect draw:style-name="gr2" draw:text-style-name="P1" draw:layer="layout" svg:width="6.9cm" svg:height="6cm" svg:x="10.7cm" svg:y="7.5cm">
          <text:p text:style-name="P1">EntityPanel</text:p>
          <text:p text:style-name="P1">(detail panel)</text:p>
        </draw:rect>
        <draw:rect draw:style-name="gr4" draw:text-style-name="P1" draw:layer="layout" svg:width="6.9cm" svg:height="6cm" svg:x="3.5cm" svg:y="21cm">
          <text:p text:style-name="P1">EntityTableModel</text:p>
        </draw:rect>
        <draw:rect draw:style-name="gr4" draw:text-style-name="P1" draw:layer="layout" svg:width="6.9cm" svg:height="6cm" svg:x="10.6cm" svg:y="21cm">
          <text:p text:style-name="P1">EntityModel</text:p>
          <text:p text:style-name="P1">(detail model)</text:p>
        </draw:rect>
        <draw:frame draw:style-name="gr5" draw:text-style-name="P2" draw:layer="layout" svg:width="17.5cm" svg:height="0.963cm" svg:x="2cm" svg:y="1cm">
          <draw:text-box>
            <text:p text:style-name="P2"/>
          </draw:text-box>
        </draw:frame>
        <draw:frame draw:style-name="gr5" draw:text-style-name="P2" draw:layer="layout" svg:width="17.5cm" svg:height="0.963cm" svg:x="2cm" svg:y="1cm">
          <draw:text-box>
            <text:p text:style-name="P2">org.jminor.framework.client.ui</text:p>
          </draw:text-box>
        </draw:frame>
        <draw:frame draw:style-name="gr5" draw:text-style-name="P2" draw:layer="layout" svg:width="17.5cm" svg:height="0.963cm" svg:x="2cm" svg:y="14.537cm">
          <draw:text-box>
            <text:p text:style-name="P2">org.jminor.framework.client.mo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Björn Darri Sigurðsson</meta:initial-creator>
    <meta:creation-date>2010-04-14T18:41:44</meta:creation-date>
    <dc:creator>Björn Darri Sigurðsson</dc:creator>
    <dc:date>2010-04-14T18:58:51</dc:date>
    <meta:editing-cycles>1</meta:editing-cycles>
    <meta:editing-duration>PT1M3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